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375cm" draw:marker-end-width="0.3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333333" draw:marker-start="" draw:marker-start-width="0.375cm" draw:marker-end="Triangle_20_unfilled" draw:marker-end-width="1.0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33333" draw:marker-start="" draw:marker-start-width="0.375cm" draw:marker-end="Arrowheads_20_1" draw:marker-end-width="1.0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333333" draw:marker-start-width="0.375cm" draw:marker-end="Arrowheads_20_2" draw:marker-end-width="0.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333333" draw:marker-end="Arrow" draw:marker-end-width="0.1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333333" draw:marker-end="Arrow" draw:marker-end-width="0.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333333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33333" draw:marker-start="" draw:marker-end="" draw:marker-end-width="0.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5cm" svg:stroke-color="#333333" draw:marker-start-width="0.375cm" draw:marker-end="Diamond_20_unfilled" draw:marker-end-width="0.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cm" svg:height="3cm" svg:x="3cm" svg:y="7.5cm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cm" svg:height="3cm" svg:x="3cm" svg:y="13cm">
          <text:p text:style-name="P1">Metadata</text:p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5cm" svg:height="3cm" svg:x="3cm" svg:y="18.5cm">
          <text:p text:style-name="P1">Metadata<text:line-break/>Stat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5cm" svg:height="3cm" svg:x="10.5cm" svg:y="7.5cm">
          <text:p text:style-name="P1">Mutable<text:line-break/>Meta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5cm" svg:height="3cm" svg:x="10.5cm" svg:y="18.5cm">
          <text:p text:style-name="P1">Mutable</text:p>
          <text:p text:style-name="P1">Metadata</text:p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5cm" svg:height="3cm" svg:x="10.5cm" svg:y="13cm">
          <text:p text:style-name="P1">Mutable</text:p>
          <text:p text:style-name="P1">Metadata</text:p>
          <text:p text:style-name="P1">Cont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cm" svg:y1="9cm" svg:x2="8.5cm" svg:y2="9cm" draw:start-shape="id1" draw:start-glue-point="3" draw:end-shape="id2" draw:end-glue-point="1" svg:d="M10500 9000h-2000" svg:viewBox="0 0 2001 1">
          <text:p/>
        </draw:connector>
        <draw:connector draw:style-name="gr3" draw:text-style-name="P1" draw:layer="layout" svg:x1="10.5cm" svg:y1="14.5cm" svg:x2="8.5cm" svg:y2="14.5cm" draw:start-shape="id3" draw:start-glue-point="3" draw:end-shape="id4" draw:end-glue-point="1" svg:d="M10500 14500h-2000" svg:viewBox="0 0 2001 1">
          <text:p/>
        </draw:connector>
        <draw:connector draw:style-name="gr3" draw:text-style-name="P1" draw:layer="layout" svg:x1="10.5cm" svg:y1="20cm" svg:x2="8.5cm" svg:y2="20cm" draw:start-shape="id5" draw:start-glue-point="3" draw:end-shape="id6" draw:end-glue-point="1" svg:d="M10500 20000h-2000" svg:viewBox="0 0 2001 1">
          <text:p/>
        </draw:connector>
        <draw:connector draw:style-name="gr4" draw:text-style-name="P1" draw:layer="layout" svg:x1="5.75cm" svg:y1="10.5cm" svg:x2="5.75cm" svg:y2="13cm" draw:start-shape="id2" draw:start-glue-point="2" draw:end-shape="id4" draw:end-glue-point="0" svg:d="M5750 10500v2500" svg:viewBox="0 0 1 2501">
          <text:p/>
        </draw:connector>
        <draw:connector draw:style-name="gr4" draw:text-style-name="P1" draw:layer="layout" svg:x1="5.75cm" svg:y1="16cm" svg:x2="5.75cm" svg:y2="18.5cm" draw:start-shape="id4" draw:start-glue-point="2" draw:end-shape="id6" draw:end-glue-point="0" svg:d="M5750 16000v2500" svg:viewBox="0 0 1 2501">
          <text:p/>
        </draw:connector>
        <draw:connector draw:style-name="gr5" draw:text-style-name="P1" draw:layer="layout" svg:x1="8.5cm" svg:y1="9cm" svg:x2="8.5cm" svg:y2="9cm" draw:start-shape="id2" draw:end-shape="id2" svg:d="M8500 9000z" svg:viewBox="0 0 1 1">
          <text:p/>
        </draw:connector>
        <draw:line draw:style-name="gr6" draw:text-style-name="P1" draw:layer="layout" svg:x1="3.5cm" svg:y1="5.5cm" svg:x2="3.5cm" svg:y2="7.5cm">
          <text:p/>
        </draw:line>
        <draw:line draw:style-name="gr6" draw:text-style-name="P1" draw:layer="layout" svg:x1="5cm" svg:y1="5.5cm" svg:x2="5cm" svg:y2="7.5cm">
          <text:p/>
        </draw:line>
        <draw:line draw:style-name="gr7" draw:text-style-name="P1" draw:layer="layout" svg:x1="3.5cm" svg:y1="5.5cm" svg:x2="5cm" svg:y2="5.5cm">
          <text:p/>
        </draw:line>
        <draw:line draw:style-name="gr8" draw:text-style-name="P1" draw:layer="layout" svg:x1="6.5cm" svg:y1="5.5cm" svg:x2="6.5cm" svg:y2="7.5cm">
          <text:p/>
        </draw:line>
        <draw:line draw:style-name="gr6" draw:text-style-name="P1" draw:layer="layout" svg:x1="8cm" svg:y1="5.5cm" svg:x2="8cm" svg:y2="7.5cm">
          <text:p/>
        </draw:line>
        <draw:line draw:style-name="gr7" draw:text-style-name="P1" draw:layer="layout" svg:x1="6.5cm" svg:y1="5.5cm" svg:x2="8cm" svg:y2="5.5cm">
          <text:p/>
        </draw:line>
        <draw:frame draw:style-name="gr9" draw:text-style-name="P2" draw:layer="layout" svg:width="1.988cm" svg:height="1.199cm" svg:x="1.3cm" svg:y="5.5cm">
          <draw:text-box>
            <text:p text:style-name="P1"><text:span text:style-name="T1">parent/</text:span></text:p>
            <text:p><text:span text:style-name="T1">children</text:span></text:p>
          </draw:text-box>
        </draw:frame>
        <draw:frame draw:style-name="gr9" draw:text-style-name="P3" draw:layer="layout" svg:width="2.555cm" svg:height="0.725cm" svg:x="8.1cm" svg:y="5.7cm">
          <draw:text-box>
            <text:p text:style-name="P1"><text:span text:style-name="T2">description</text:span></text:p>
          </draw:text-box>
        </draw:frame>
        <draw:frame draw:style-name="gr9" draw:text-style-name="P2" draw:layer="layout" svg:width="1.213cm" svg:height="0.725cm" svg:x="2.3cm" svg:y="6.775cm">
          <draw:text-box>
            <text:p><text:span text:style-name="T1">0..1</text:span></text:p>
          </draw:text-box>
        </draw:frame>
        <draw:frame draw:style-name="gr9" draw:text-style-name="P2" draw:layer="layout" svg:width="1.141cm" svg:height="0.725cm" svg:x="3.883cm" svg:y="6.783cm">
          <draw:text-box>
            <text:p><text:span text:style-name="T1">0..*</text:span></text:p>
          </draw:text-box>
        </draw:frame>
        <draw:frame draw:style-name="gr9" draw:text-style-name="P2" draw:layer="layout" svg:width="1.141cm" svg:height="0.725cm" svg:x="6.5cm" svg:y="6.775cm">
          <draw:text-box>
            <text:p><text:span text:style-name="T1">0..*</text:span></text:p>
          </draw:text-box>
        </draw:frame>
        <draw:frame draw:style-name="gr9" draw:text-style-name="P2" draw:layer="layout" svg:width="1.213cm" svg:height="0.725cm" svg:x="7.987cm" svg:y="6.775cm">
          <draw:text-box>
            <text:p><text:span text:style-name="T1">0..1</text:span></text:p>
          </draw:text-box>
        </draw:frame>
        <draw:custom-shape draw:style-name="gr1" draw:text-style-name="P1" xml:id="id8" draw:id="id8" draw:layer="layout" svg:width="5.5cm" svg:height="3cm" svg:x="3cm" svg:y="2cm">
          <text:p text:style-name="P1">Metadata</text:p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5cm" svg:height="3cm" svg:x="10.5cm" svg:y="2cm">
          <text:p text:style-name="P1">Mutable</text:p>
          <text:p text:style-name="P1">Metadata</text:p>
          <text:p text:style-name="P1">Inventor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3.5cm" svg:x2="8.5cm" svg:y2="3.5cm" draw:start-shape="id7" draw:start-glue-point="3" draw:end-shape="id8" draw:end-glue-point="1" svg:d="M10500 3500h-2000" svg:viewBox="0 0 2001 1">
          <text:p/>
        </draw:connector>
        <draw:connector draw:style-name="gr10" draw:text-style-name="P1" draw:layer="layout" svg:x1="5.75cm" svg:y1="5cm" svg:x2="5.75cm" svg:y2="7.5cm" draw:start-shape="id8" draw:start-glue-point="2" draw:end-shape="id2" draw:end-glue-point="0" svg:d="M5750 5000v2500" svg:viewBox="0 0 1 2501">
          <text:p/>
        </draw:connector>
        <draw:frame draw:style-name="gr9" draw:text-style-name="P2" draw:layer="layout" svg:width="2.111cm" svg:height="0.725cm" svg:x="3.547cm" svg:y="11.275cm">
          <draw:text-box>
            <text:p text:style-name="P1"><text:span text:style-name="T1">contents</text:span></text:p>
          </draw:text-box>
        </draw:frame>
        <draw:frame draw:style-name="gr9" draw:text-style-name="P2" draw:layer="layout" svg:width="2.585cm" svg:height="0.725cm" svg:x="3.1cm" svg:y="16.775cm">
          <draw:text-box>
            <text:p text:style-name="P1"><text:span text:style-name="T1">stat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11M19S</meta:editing-duration>
    <meta:editing-cycles>14</meta:editing-cycles>
    <meta:generator>LibreOffice/4.2.5.2$Windows_x86 LibreOffice_project/61cb170a04bb1f12e77c884eab9192be736ec5f5</meta:generator>
    <dc:date>2014-07-10T11:07:41.647000000</dc:date>
    <meta:document-statistic meta:object-count="30"/>
  </office:meta>
</office:document-meta>
</file>